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2.3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SCI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bsolute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claim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tivis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tvis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dvance Communication Compan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i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merican Samm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merican Soft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nothe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rc System 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rcadia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smi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elier Doub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hen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lu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udiogen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and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eam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ethesda Soft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 Manag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mast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s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its Studio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røderbund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ullet-Proof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SG Image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ap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arry Lab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hris Gray Enterpris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hun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irque Vert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ompi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rosstal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ulture Brai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yclone Syst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iei Seisakush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rk Technolog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ta Ea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vid BrabenIan Bel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istinctiv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I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astridge Technolog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ectro Brai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ectronic Ar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ite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nigma Varia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ni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quilibriu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scape/Weston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uro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FC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FarSight Studio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 Ar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 Frea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Te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phic Research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y Matter Inc.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ay Matter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emlin Graphic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emlin Interactive</text:p>
          </table:table-cell>
          <table:table-cell table:number-columns-repeated="1022"/>
        </table:table-row>
        <table:table-row table:style-name="ro2">
          <table:table-cell office:value-type="string">
            <text:p>???</text:p>
          </table:table-cell>
          <table:table-cell office:value-type="string">
            <text:p>Gluk Vide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AL Americ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AL Laborator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i Tech Express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ome Dat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ot-B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udson 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uman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.T.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V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nee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neer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te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credible Technolog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init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o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ogr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lligent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rplay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erplay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r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ronwind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VC Musical Industr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ale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aste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AZ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ID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e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emco*Seik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e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nam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J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aser Beam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ena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ocomotive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orici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ucasfilm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gnetic Field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k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nfred Trenz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rionett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tchbo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tt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elda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croPro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cronic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lestone sr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lton Bradley Compan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nd's Ey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ndscap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otiveTim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ovi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M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MS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TV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tsum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ue Desig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w World Comput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wtopia Planning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x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chibuts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hon Buss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hon Fal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1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2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3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 Research &amp; Development 4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ovotrade Internationa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ow Produc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L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cean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pera Hou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rigin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ck-In-Vide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inting by Numb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com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rk Plac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rker Broth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robe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Que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dianc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dical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ffaele Cec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ealtime Associat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ichard Seaborn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iedel Softwar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ocket Science Produc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omsta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ET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N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kata SA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mmy Jap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andcastl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culptured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himada Kikak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houei Syst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ir-Tech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 Hou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i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ware Creat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ware Tool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ny Image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urce Research &amp; Develop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ecial F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ecial FX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pider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tor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un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ystem 3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&amp;E 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Q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it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kar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ker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mte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x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hnōs Jap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m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eny Weeny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nge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e Bitmap Broth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e Sales Cur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inking Rabbi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itus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apl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h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radewe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riffi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wiligh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Ubi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Ultra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c Tok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d Kidz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rgin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rgin Mastertron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sco Corporat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sual Concep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estwood Associat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inky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Works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Y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Zippo Games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B2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1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33:26.30</meta:creation-date>
    <dc:date>2021-10-25T21:59:20.18</dc:date>
    <meta:editing-duration>PT12M47S</meta:editing-duration>
    <meta:editing-cycles>7</meta:editing-cycles>
    <meta:generator>OpenOffice/4.1.7$Win32 OpenOffice.org_project/417m1$Build-9800</meta:generator>
    <meta:document-statistic meta:table-count="3" meta:cell-count="428" meta:object-count="0"/>
  </office:meta>
</office:document-meta>
</file>